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. No.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Day Time db(A)</text:p>
          </table:table-cell>
          <table:table-cell table:style-name="ce1" office:value-type="string" calcext:value-type="string">
            <text:p>Night Time db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0">
            <text:p>Bengaluru</text:p>
          </table:table-cell>
          <table:table-cell office:value-type="string" calcext:value-type="string">
            <text:p>Parisara Bhawan (C)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Peeniya (I)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Nisarga Bhawan (R)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Marathahalli (C)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TM (R)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Yeshwantpur (C)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R.V.C.E. (S)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Whitefield (I)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TERI Domlur (R)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Nihmans (S)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10">
            <text:p>Chennai</text:p>
          </table:table-cell>
          <table:table-cell office:value-type="string" calcext:value-type="string">
            <text:p>Eye Hospital (S)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T.Nagar(C)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Perambur (C)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Guindy (1)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Triplicane (R)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Pallikarnai (C)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Velachery (R)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Washermanpet (C)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Anna Nagar (S)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Sowcarpet (R)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10">
            <text:p>Delhi</text:p>
          </table:table-cell>
          <table:table-cell office:value-type="string" calcext:value-type="string">
            <text:p>Dilshad Garden (S)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CPCB HQ (C)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office:value-type="string" calcext:value-type="string">
            <text:p>DCE (S)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office:value-type="string" calcext:value-type="string">
            <text:p>ITO (C)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NSIT (S)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covered-table-cell/>
          <table:table-cell office:value-type="string" calcext:value-type="string">
            <text:p>Civil Lines (C)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RK Puram (R)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Anand Vihar (C)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Mandir Marg (S)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Punjabi Bagh (R)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10">
            <text:p>Hyderabad</text:p>
          </table:table-cell>
          <table:table-cell office:value-type="string" calcext:value-type="string">
            <text:p>Abids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 office:value-type="string" calcext:value-type="string">
            <text:p>TSPC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Jeedimetla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office:value-type="string" calcext:value-type="string">
            <text:p>Zoo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Jubilee Hills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 office:value-type="string" calcext:value-type="string">
            <text:p>Tarnaka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covered-table-cell/>
          <table:table-cell office:value-type="string" calcext:value-type="string">
            <text:p>Gaddapothram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/>
          <table:table-cell office:value-type="string" calcext:value-type="string">
            <text:p>Gachibowli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covered-table-cell/>
          <table:table-cell office:value-type="string" calcext:value-type="string">
            <text:p>Paradise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 office:value-type="string" calcext:value-type="string">
            <text:p>Kukatpalli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 table:number-columns-spanned="1" table:number-rows-spanned="10">
            <text:p>Kolkata</text:p>
          </table:table-cell>
          <table:table-cell office:value-type="string" calcext:value-type="string">
            <text:p>SSKM Hospital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 office:value-type="string" calcext:value-type="string">
            <text:p>Gole Park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/>
          <table:table-cell office:value-type="string" calcext:value-type="string">
            <text:p>Head Quarter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 office:value-type="string" calcext:value-type="string">
            <text:p>Patauli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 office:value-type="string" calcext:value-type="string">
            <text:p>New Market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covered-table-cell/>
          <table:table-cell office:value-type="string" calcext:value-type="string">
            <text:p>Birati N.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 office:value-type="string" calcext:value-type="string">
            <text:p>RG Kaur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covered-table-cell/>
          <table:table-cell office:value-type="string" calcext:value-type="string">
            <text:p>Tollygunge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covered-table-cell/>
          <table:table-cell office:value-type="string" calcext:value-type="string">
            <text:p>Bag Bazar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 office:value-type="string" calcext:value-type="string">
            <text:p>Kolkata, Tartala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 table:number-columns-spanned="1" table:number-rows-spanned="10">
            <text:p>Lucknow</text:p>
          </table:table-cell>
          <table:table-cell office:value-type="string" calcext:value-type="string">
            <text:p>Talkatora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covered-table-cell/>
          <table:table-cell office:value-type="string" calcext:value-type="string">
            <text:p>Hazrat Gunj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 office:value-type="string" calcext:value-type="string">
            <text:p>P.G.I.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Indira Nagar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covered-table-cell/>
          <table:table-cell office:value-type="string" calcext:value-type="string">
            <text:p>Gomti Nagar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covered-table-cell/>
          <table:table-cell office:value-type="string" calcext:value-type="string">
            <text:p>Chinhat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covered-table-cell/>
          <table:table-cell office:value-type="string" calcext:value-type="string">
            <text:p>IT College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covered-table-cell/>
          <table:table-cell office:value-type="string" calcext:value-type="string">
            <text:p>CSS Airport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covered-table-cell/>
          <table:table-cell office:value-type="string" calcext:value-type="string">
            <text:p>RSC Aligunj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covered-table-cell/>
          <table:table-cell office:value-type="string" calcext:value-type="string">
            <text:p>UPPCB HQ.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 table:number-columns-spanned="1" table:number-rows-spanned="10">
            <text:p>Mumbai</text:p>
          </table:table-cell>
          <table:table-cell office:value-type="string" calcext:value-type="string">
            <text:p>Thane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covered-table-cell/>
          <table:table-cell office:value-type="string" calcext:value-type="string">
            <text:p>Vashi Hospital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covered-table-cell/>
          <table:table-cell office:value-type="string" calcext:value-type="string">
            <text:p>Acworth Hospital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covered-table-cell/>
          <table:table-cell office:value-type="string" calcext:value-type="string">
            <text:p>Bandra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covered-table-cell/>
          <table:table-cell office:value-type="string" calcext:value-type="string">
            <text:p>MPCB, Head Quarter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covered-table-cell/>
          <table:table-cell office:value-type="string" calcext:value-type="string">
            <text:p>M&amp;M Kandivali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covered-table-cell/>
          <table:table-cell office:value-type="string" calcext:value-type="string">
            <text:p>CST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covered-table-cell/>
          <table:table-cell office:value-type="string" calcext:value-type="string">
            <text:p>L&amp;T Powai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covered-table-cell/>
          <table:table-cell office:value-type="string" calcext:value-type="string">
            <text:p>Pepsico Chembur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covered-table-cell/>
          <table:table-cell office:value-type="string" calcext:value-type="string">
            <text:p>Andheri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23:10:25.347696831</meta:creation-date>
    <dc:date>2024-11-05T23:16:13.220483410</dc:date>
    <meta:editing-duration>PT5M49S</meta:editing-duration>
    <meta:editing-cycles>1</meta:editing-cycles>
    <meta:document-statistic meta:table-count="1" meta:cell-count="292" meta:object-count="0"/>
    <meta:generator>LibreOffice/24.2.6.2$Linux_X86_64 LibreOffice_project/420$Build-2</meta:generator>
  </office:meta>
</office:document-meta>
</file>